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b2b2b2" draw:fill="none" draw:fill-color="#ffffff" fo:min-height="8.15cm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.7cm"/>
    </style:style>
    <style:style style:name="gr4" style:family="graphic" style:parent-style-name="standard">
      <style:graphic-properties svg:stroke-width="0.08cm" svg:stroke-color="#000000" draw:marker-start-width="0.32cm" draw:marker-end-width="0.32cm" draw:fill="none" draw:textarea-vertical-align="middle" draw:auto-grow-height="false" fo:min-height="0.749cm" fo:min-width="0.499cm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cm" svg:stroke-color="#3465a4" draw:marker-start="Extrémités_20_de_20_flèche_20_1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6" style:family="graphic" style:parent-style-name="objectwithoutfill">
      <style:graphic-properties draw:marker-start="Extrémités_20_de_20_flèche_20_1" draw:marker-end="" draw:marker-end-width="0.3cm" draw:fill="none" draw:textarea-vertical-align="middle"/>
    </style:style>
    <style:style style:name="P1" style:family="paragraph">
      <style:text-properties fo:font-size="9pt" style:font-size-asian="9pt" style:font-size-complex="9pt"/>
    </style:style>
    <style:style style:name="P2" style:family="paragraph">
      <style:paragraph-properties fo:text-align="center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color="#729fcf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729fcf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frame draw:style-name="gr1" draw:text-style-name="P1" draw:layer="layout" svg:width="9.9cm" svg:height="8.439cm" svg:x="4.5cm" svg:y="11cm">
            <draw:text-box>
              <text:p><text:span text:style-name="T1">244470048 ffmpeg:gst_ffmpegdec_chain:'Received</text:span></text:p>
              <text:p><text:span text:style-name="T1">244566246 ffmpeg:gst_ffmpegdec_frame:'data</text:span></text:p>
              <text:p><text:span text:style-name="T1">244667541 ffmpeg:gst_ffmpegdec_video_frame:'stored</text:span></text:p>
              <text:p><text:span text:style-name="T1">244776398 ffmpeg:gst_ffmpegdec_get_buffer:'getting</text:span></text:p>
              <text:p><text:span text:style-name="T1">244918527 ffmpeg:gst_ffmpegdec_get_buffer:'dimension</text:span></text:p>
              <text:p><text:span text:style-name="T1">245359808 ffmpeg:gst_ffmpegdec_get_buffer:'direct</text:span></text:p>
              <text:p><text:span text:style-name="T1">245831812 ffmpeg:gst_ffmpegdec_get_buffer:'linsize</text:span></text:p>
              <text:p><text:span text:style-name="T1">245931815 ffmpeg:gst_ffmpegdec_get_buffer:'data</text:span></text:p>
              <text:p><text:span text:style-name="T1">246676771 ffmpeg:gst_ffmpegdec_video_frame:'after</text:span></text:p>
              <text:p><text:span text:style-name="T1">246868324 ffmpeg:gst_ffmpegdec_video_frame:'pts</text:span></text:p>
              <text:p><text:span text:style-name="T1">247023678 ffmpeg:gst_ffmpegdec_video_frame:'picture</text:span></text:p>
              <text:p><text:span text:style-name="T1">247077756 ffmpeg:gst_ffmpegdec_video_frame:'picture</text:span></text:p>
              <text:p><text:span text:style-name="T1">247131731 ffmpeg:gst_ffmpegdec_video_frame:'picture</text:span></text:p>
              <text:p><text:span text:style-name="T1">247407066 ffmpeg:gst_ffmpegdec_video_frame:'picture</text:span></text:p>
              <text:p><text:span text:style-name="T1">247557919 ffmpeg:gst_ffmpegdec_video_frame:'picture</text:span></text:p>
              <text:p><text:span text:style-name="T1">247613792 ffmpeg:gst_ffmpegdec_video_frame:'picture</text:span></text:p>
              <text:p><text:span text:style-name="T1">247768754 ffmpeg:gst_ffmpegdec_video_frame:'repeat_pict</text:span></text:p>
              <text:p><text:span text:style-name="T1">247922313 ffmpeg:gst_ffmpegdec_video_frame:'interlaced_frame</text:span></text:p>
              <text:p><text:span text:style-name="T1">248451816 ffmpeg:check_keyframe:'current</text:span></text:p>
              <text:p><text:span text:style-name="T1">248505302 ffmpeg:get_output_buffer:'get</text:span></text:p>
              <text:p><text:span text:style-name="T1">248555407 ffmpeg:get_output_buffer:'clip</text:span></text:p>
              <text:p><text:span text:style-name="T1">248606159 ffmpeg:alloc_output_buffer:'alloc</text:span></text:p>
              <text:p><text:span text:style-name="T1">248657416 ffmpeg:alloc_output_buffer:'calling</text:span></text:p>
            </draw:text-box>
          </draw:frame>
          <draw:custom-shape draw:style-name="gr2" draw:text-style-name="P2" draw:layer="layout" svg:width="10.3cm" svg:height="1.3cm" svg:x="4.3cm" svg:y="10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0.3cm" svg:height="1.699cm" svg:x="4.301cm" svg:y="12.30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0.3cm" svg:height="1.099cm" svg:x="4.301cm" svg:y="16.50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2.4cm" svg:height="0.95cm" svg:x="14.5cm" svg:y="14.95cm">
            <draw:text-box>
              <text:p><text:span text:style-name="T2">A nonBlock</text:span></text:p>
            </draw:text-box>
          </draw:frame>
          <draw:custom-shape draw:style-name="gr4" draw:text-style-name="P2" draw:layer="layout" svg:width="0.2cm" svg:height="2.4cm" svg:x="12.9cm" svg:y="14.1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4" draw:text-style-name="P2" draw:layer="layout" svg:width="0.2cm" svg:height="1.499cm" svg:x="11.501cm" svg:y="17.701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line draw:style-name="gr5" draw:text-style-name="P2" draw:layer="layout" svg:x1="14.6cm" svg:y1="13.2cm" svg:x2="15.219cm" svg:y2="13.2cm">
            <text:p/>
          </draw:line>
          <draw:frame draw:style-name="gr3" draw:text-style-name="P4" draw:layer="layout" svg:width="1.084cm" svg:height="0.95cm" svg:x="15.116cm" svg:y="12.85cm">
            <draw:text-box>
              <text:p><text:span text:style-name="T3"><text:s/></text:span><text:span text:style-name="T3">B2</text:span></text:p>
            </draw:text-box>
          </draw:frame>
          <draw:line draw:style-name="gr5" draw:text-style-name="P2" draw:layer="layout" svg:x1="14.6cm" svg:y1="11.6cm" svg:x2="15.219cm" svg:y2="11.6cm">
            <text:p/>
          </draw:line>
          <draw:frame draw:style-name="gr3" draw:text-style-name="P4" draw:layer="layout" svg:width="1.084cm" svg:height="0.95cm" svg:x="15.116cm" svg:y="11.25cm">
            <draw:text-box>
              <text:p><text:span text:style-name="T3"><text:s/></text:span><text:span text:style-name="T3">B1</text:span></text:p>
            </draw:text-box>
          </draw:frame>
          <draw:line draw:style-name="gr5" draw:text-style-name="P2" draw:layer="layout" svg:x1="14.6cm" svg:y1="17.1cm" svg:x2="15.219cm" svg:y2="17.1cm">
            <text:p/>
          </draw:line>
          <draw:frame draw:style-name="gr3" draw:text-style-name="P4" draw:layer="layout" svg:width="1.084cm" svg:height="0.95cm" svg:x="15.116cm" svg:y="16.75cm">
            <draw:text-box>
              <text:p><text:span text:style-name="T3"><text:s/></text:span><text:span text:style-name="T3">B3</text:span></text:p>
            </draw:text-box>
          </draw:frame>
          <draw:line draw:style-name="gr6" draw:text-style-name="P2" draw:layer="layout" svg:x1="13.1cm" svg:y1="15.3cm" svg:x2="14.7cm" svg:y2="15.3cm">
            <text:p/>
          </draw:line>
          <draw:frame draw:style-name="gr3" draw:text-style-name="P3" draw:layer="layout" svg:width="2.4cm" svg:height="0.95cm" svg:x="14.3cm" svg:y="18.15cm">
            <draw:text-box>
              <text:p><text:span text:style-name="T2">A nonBlock</text:span></text:p>
            </draw:text-box>
          </draw:frame>
          <draw:line draw:style-name="gr6" draw:text-style-name="P2" draw:layer="layout" svg:x1="11.6cm" svg:y1="18.5cm" svg:x2="14.5cm" svg:y2="18.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Extrémités_20_de_20_flèche_20_1" draw:display-name="Extrémités de flèche 1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21T12:04:49.552698386</meta:creation-date>
    <dc:date>2014-09-19T11:40:50.844225700</dc:date>
    <meta:editing-duration>PT4M46S</meta:editing-duration>
    <meta:editing-cycles>3</meta:editing-cycles>
    <meta:generator>LibreOffice/4.2.6.3$Linux_X86_64 LibreOffice_project/420m0$Build-3</meta:generator>
    <meta:document-statistic meta:object-count="17"/>
  </office:meta>
</office:document-meta>
</file>